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e0c7" officeooo:paragraph-rsid="000ee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leetcode.com/problems/pascals-triangle/" text:style-name="Internet_20_link" text:visited-style-name="Visited_20_Internet_20_Link">https://leetcode.com/problems/pascals-triangle/</text:a></text:p>
      <text:p text:style-name="P1"/>
      <text:p text:style-name="P1">public class Solution {</text:p>
      <text:p text:style-name="P1"><text:s text:c="4"/>public List&lt;List&lt;Integer&gt;&gt; generate(int numRows) {</text:p>
      <text:p text:style-name="P1"><text:s text:c="8"/>LinkedList&lt;List&lt;Integer&gt;&gt; res = new LinkedList&lt;List&lt;Integer&gt;&gt;();</text:p>
      <text:p text:style-name="P1"><text:s text:c="8"/>if(numRows == 0)</text:p>
      <text:p text:style-name="P1"><text:s text:c="8"/>{</text:p>
      <text:p text:style-name="P1"><text:s text:c="12"/>return res; </text:p>
      <text:p text:style-name="P1"><text:s text:c="8"/>}</text:p>
      <text:p text:style-name="P1"><text:s text:c="8"/>else</text:p>
      <text:p text:style-name="P1"><text:s text:c="8"/>{</text:p>
      <text:p text:style-name="P1"><text:s text:c="12"/>ArrayList&lt;Integer&gt; temp = new ArrayList&lt;Integer&gt;();</text:p>
      <text:p text:style-name="P1"><text:s text:c="12"/>temp.add(1); </text:p>
      <text:p text:style-name="P1"><text:s text:c="12"/>res.add(temp); </text:p>
      <text:p text:style-name="P1"><text:s text:c="12"/>while(numRows &gt;= 2)</text:p>
      <text:p text:style-name="P1"><text:s text:c="12"/>{</text:p>
      <text:p text:style-name="P1"><text:s text:c="16"/>ArrayList&lt;Integer&gt; newList = new ArrayList&lt;Integer&gt;();</text:p>
      <text:p text:style-name="P1"><text:s text:c="16"/>newList.add(1);</text:p>
      <text:p text:style-name="P1"><text:s text:c="16"/>for(int i = 0; i &lt; temp.size()-1; i++)</text:p>
      <text:p text:style-name="P1"><text:s text:c="16"/>{</text:p>
      <text:p text:style-name="P1"><text:s text:c="20"/>int newSum = temp.get(i) + temp.get(i+1);</text:p>
      <text:p text:style-name="P1"><text:s text:c="20"/>newList.add(newSum); </text:p>
      <text:p text:style-name="P1"><text:s text:c="16"/>}</text:p>
      <text:p text:style-name="P1"><text:s text:c="16"/>newList.add(1);</text:p>
      <text:p text:style-name="P1"><text:s text:c="16"/>res.add(newList);</text:p>
      <text:p text:style-name="P1"><text:s text:c="16"/>temp = newList; </text:p>
      <text:p text:style-name="P1"><text:s text:c="16"/>numRows--; </text:p>
      <text:p text:style-name="P1"><text:s text:c="12"/>}</text:p>
      <text:p text:style-name="P1"><text:s text:c="8"/>}</text:p>
      <text:p text:style-name="P1"><text:s text:c="8"/>return res; 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22:23:13.234355818</meta:creation-date>
    <dc:date>2017-01-22T22:23:25.866241589</dc:date>
    <meta:editing-duration>PT12S</meta:editing-duration>
    <meta:editing-cycles>1</meta:editing-cycles>
    <meta:document-statistic meta:table-count="0" meta:image-count="0" meta:object-count="0" meta:page-count="1" meta:paragraph-count="31" meta:word-count="71" meta:character-count="904" meta:non-whitespace-character-count="518"/>
    <meta:generator>LibreOffice/5.1.4.2$Linux_X86_64 LibreOffice_project/10m0$Build-2</meta:generator>
  </office:meta>
</office:document-meta>
</file>